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ssing images/images to repla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41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1543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55_0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0737_00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20738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20736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table:style-name="ce4" office:value-type="string" calcext:value-type="string">
            <text:p>20739_00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2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4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20739_00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47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8_002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718_004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34_004</text:p>
          </table:table-cell>
          <table:table-cell office:value-type="string" calcext:value-type="string">
            <text:p>double with 634_003</text:p>
          </table:table-cell>
        </table:table-row>
        <table:table-row table:style-name="ro1">
          <table:table-cell/>
          <table:table-cell office:value-type="string" calcext:value-type="string">
            <text:p>656_005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3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73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2106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632_002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cotlan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urkyi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3:51:08.477000000</meta:creation-date>
    <dc:date>2024-12-19T13:08:02.156000000</dc:date>
    <meta:editing-duration>PT1H47M50S</meta:editing-duration>
    <meta:editing-cycles>2</meta:editing-cycles>
    <meta:generator>LibreOffice/7.0.2.2$Windows_X86_64 LibreOffice_project/8349ace3c3162073abd90d81fd06dcfb6b36b994</meta:generator>
    <meta:document-statistic meta:table-count="1" meta:cell-count="74" meta:object-count="0"/>
  </office:meta>
</office:document-meta>
</file>